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234" officeooo:paragraph-rsid="00106234"/>
    </style:style>
    <style:style style:name="P2" style:family="paragraph" style:parent-style-name="Standard">
      <style:text-properties officeooo:paragraph-rsid="00106234"/>
    </style:style>
    <style:style style:name="P3" style:family="paragraph" style:parent-style-name="Preformatted_20_Text">
      <style:text-properties officeooo:rsid="00106234" officeooo:paragraph-rsid="00106234"/>
    </style:style>
    <style:style style:name="P4" style:family="paragraph" style:parent-style-name="Standard">
      <style:text-properties officeooo:rsid="00106234" officeooo:paragraph-rsid="0015c9c6"/>
    </style:style>
    <style:style style:name="T1" style:family="text">
      <style:text-properties officeooo:rsid="0010623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623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reating rootfs for Target Architecture</text:p>
      <text:p text:style-name="P1"/>
      <text:p text:style-name="P1"><text:span text:style-name="Strong_20_Emphasis">What is a root filesystem, and what would I use it for?</text:span></text:p>
      <text:p text:style-name="P1"><text:span text:style-name="Strong_20_Emphasis"><text:span text:style-name="T2"/></text:span></text:p>
      <text:p text:style-name="P1"><text:span text:style-name="Strong_20_Emphasis"><text:span text:style-name="T2">In Linux parlance, a root filesystem is simply the collection of files and directories that make up the very root directory of a bootable Linux operating system as compiled for a particular architecture (i.e. exactly what the name implies).</text:span></text:span></text:p>
      <text:p text:style-name="P1"><text:span text:style-name="Strong_20_Emphasis"/></text:p>
      <text:p text:style-name="P1"><text:span text:style-name="Strong_20_Emphasis"><text:span text:style-name="T2">Debian provides a couple of tools to create new root filesystems. The one we’ll be using here is debootstrap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The first step is to ensure that our environment has the tools we need, specifically debootstrap and qemu-user-static</text:span></text:span></text:p>
      <text:p text:style-name="P1"><text:span text:style-name="Strong_20_Emphasis"/></text:p>
      <text:p text:style-name="P3"><text:bookmark text:name="6cd6"/><text:span text:style-name="Strong_20_Emphasis">apt-get install debootstrap qemu-user-static</text:span></text:p>
      <text:p text:style-name="P3"><text:span text:style-name="Strong_20_Emphasis"/></text:p>
      <text:p text:style-name="P3"><text:span text:style-name="Strong_20_Emphasis">sudo debootstrap --foreign --arch=armhf xenial jessie-armhf</text:span></text:p>
      <text:p text:style-name="P3"><text:span text:style-name="Strong_20_Emphasis"/></text:p>
      <text:p text:style-name="P3"><text:span text:style-name="Strong_20_Emphasis"><text:span text:style-name="T2">Now that debootstrap is installed, we can call it to create a root filesystem for the given architecture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The </text:span></text:span><text:span text:style-name="Strong_20_Emphasis">foreign </text:span><text:span text:style-name="Strong_20_Emphasis"><text:span text:style-name="T2">argument tells debootstrap that we need to produce a filesystem for a </text:span></text:span><text:span text:style-name="Strong_20_Emphasis"><text:span text:style-name="Emphasis"><text:span text:style-name="T2">different </text:span></text:span></text:span><text:span text:style-name="Strong_20_Emphasis"><text:span text:style-name="T2">architecture than the one we’re running on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The </text:span></text:span><text:span text:style-name="Strong_20_Emphasis">arch </text:span><text:span text:style-name="Strong_20_Emphasis"><text:span text:style-name="T2">argument tells debootstrap we want to prepare a filesystem for </text:span></text:span><text:span text:style-name="Strong_20_Emphasis">armhf</text:span></text:p>
      <text:p text:style-name="P1"><text:span text:style-name="Strong_20_Emphasis"/></text:p>
      <text:p text:style-name="P1"><text:span text:style-name="Strong_20_Emphasis"><text:span text:style-name="T2">We need to be able to emulate our new filesystem, but the execution of the packages inside the filesystem depend on virtual devices that the filesystem won’t have access to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We need to take the virtual devices from our host and bind them to the new filesystem so it can execute in the context of an operating system.</text:span></text:span></text:p>
      <text:p text:style-name="P1"><text:span text:style-name="Strong_20_Emphasis"><text:span text:style-name="T2"/></text:span></text:p>
      <text:p text:style-name="P4"><text:span text:style-name="Strong_20_Emphasis"><text:span text:style-name="T4">sudo cp /usr/bin/qemu-arm-static jessie-armhf/usr/bin/<text:line-break/>sudo cp /usr/bin/qemu-arm-static jessie-armhf/usr/bin/<text:line-break/>sudo cp /etc/resolv.conf jessie-armhf/etc/</text:span></text:span></text:p>
      <text:p text:style-name="P1"><text:span text:style-name="Strong_20_Emphasis"><text:span text:style-name="T2"/></text:span></text:p>
      <text:p text:style-name="P2"><text:span text:style-name="Strong_20_Emphasis"><text:span text:style-name="T3">In order for us to execute the compiled </text:span></text:span><text:span text:style-name="Strong_20_Emphasis"><text:span text:style-name="T1">armhf </text:span></text:span><text:span text:style-name="Strong_20_Emphasis"><text:span text:style-name="T3">code in our file system later in the process, we need to use the QEMU emulator we installed into</text:span></text:span><text:span text:style-name="Strong_20_Emphasis"><text:span text:style-name="T1"> /usr/bin</text:span></text:span><text:span text:style-name="Strong_20_Emphasis"><text:span text:style-name="T3">. </text:span></text:span><text:span text:style-name="Strong_20_Emphasis"><text:span text:style-name="T2"><text:s/>once we change our root directory into the new filesystem, we’ll be pointing at the </text:span></text:span><text:span text:style-name="Strong_20_Emphasis">/usr/bin </text:span><text:span text:style-name="Strong_20_Emphasis"><text:span text:style-name="T2">of the </text:span></text:span><text:span text:style-name="Strong_20_Emphasis"><text:span text:style-name="Emphasis"><text:span text:style-name="T2">new </text:span></text:span></text:span><text:span text:style-name="Strong_20_Emphasis"><text:span text:style-name="T2">filesystem, which does </text:span></text:span><text:span text:style-name="Strong_20_Emphasis"><text:span text:style-name="Emphasis"><text:span text:style-name="T2">not </text:span></text:span></text:span><text:span text:style-name="Strong_20_Emphasis"><text:span text:style-name="T2">contain the emulator. So, we need to copy 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4">sudo chroot jessie-armhf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at this point we’ll enter the filesystem to complete the debootstrap process. The </text:span></text:span><text:span text:style-name="Strong_20_Emphasis">chroot </text:span><text:span text:style-name="Strong_20_Emphasis"><text:span text:style-name="T2">command will change our root directory to the </text:span></text:span><text:span text:style-name="Strong_20_Emphasis">rootfs </text:span><text:span text:style-name="Strong_20_Emphasis"><text:span text:style-name="T2">sub-directory we created with debootstrap earlier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4">/debootstrap/debootstrap –second-stage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The -- </text:span></text:span><text:span text:style-name="Strong_20_Emphasis">second-stage </text:span><text:span text:style-name="Strong_20_Emphasis"><text:span text:style-name="T2">argument tells debootstrap that we’re now running on the target architecture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3:55:31.028471271</meta:creation-date>
    <dc:date>2019-07-29T15:20:44.965071778</dc:date>
    <meta:editing-duration>PT54M1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37" meta:character-count="2127" meta:non-whitespace-character-count="1808"/>
  </office:meta>
</office:document-meta>
</file>